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81.3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755455112084746" calcext:value-type="float">
            <text:p>0.000755455112085</text:p>
          </table:table-cell>
          <table:table-cell office:value-type="float" office:value="0.00051698024617508" calcext:value-type="float">
            <text:p>0.0005169802461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15852088438933" calcext:value-type="float">
            <text:p>0.001158520884389</text:p>
          </table:table-cell>
          <table:table-cell office:value-type="float" office:value="0.000820221511983416" calcext:value-type="float">
            <text:p>0.00082022151198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0.000399784509446127" calcext:value-type="float">
            <text:p>0.000399784509446</text:p>
          </table:table-cell>
          <table:table-cell table:style-name="ce1" office:value-type="float" office:value="0.000385584308080272" calcext:value-type="float">
            <text:p>0.0003855843080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529530720086768" calcext:value-type="float">
            <text:p>0.000529530720087</text:p>
          </table:table-cell>
          <table:table-cell office:value-type="float" office:value="0.000426227255957201" calcext:value-type="float">
            <text:p>0.00042622725595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0675100231698404" calcext:value-type="float">
            <text:p>0.000675100231698</text:p>
          </table:table-cell>
          <table:table-cell office:value-type="float" office:value="0.000541214947588742" calcext:value-type="float">
            <text:p>0.00054121494758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formula="of:=MIN([.F2:.F6])" office:value-type="float" office:value="0.000399784509446127" calcext:value-type="float">
            <text:p>0.000399784509446</text:p>
          </table:table-cell>
          <table:table-cell table:formula="of:=MIN([.G2:.G6])" office:value-type="float" office:value="0.000385584308080272" calcext:value-type="float">
            <text:p>0.0003855843080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7T10:23:40.028043355</dc:date>
    <meta:editing-duration>PT37S</meta:editing-duration>
    <meta:editing-cycles>1</meta:editing-cycles>
    <meta:generator>LibreOffice/6.0.7.3$Linux_X86_64 LibreOffice_project/00m0$Build-3</meta:generator>
    <meta:document-statistic meta:table-count="1" meta:cell-count="61" meta:object-count="0"/>
  </office:meta>
</office:document-meta>
</file>